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style:line-height-at-least="0.1339in" fo:text-align="start" style:justify-single-word="false" fo:orphans="2" fo:widows="2" fo:text-indent="0in" style:auto-text-indent="false" fo:padding="0in" fo:border="none"/>
      <style:text-properties fo:font-variant="normal" fo:text-transform="none" fo:color="#669933" style:font-name="monospace" fo:letter-spacing="normal" fo:font-style="italic" fo:font-weight="normal"/>
    </style:style>
    <style:style style:name="P2" style:family="paragraph" style:parent-style-name="Preformatted_20_Text">
      <style:paragraph-properties fo:margin-top="0in" fo:margin-bottom="0.1965in" loext:contextual-spacing="false" style:line-height-at-least="0.1339in" fo:text-align="start" style:justify-single-word="false" fo:orphans="2" fo:widows="2" fo:padding="0in" fo:border="none"/>
    </style:style>
    <style:style style:name="P3" style:family="paragraph" style:parent-style-name="Preformatted_20_Text">
      <style:paragraph-properties style:line-height-at-least="0.1339in" fo:text-align="start" style:justify-single-word="false" fo:orphans="2" fo:widows="2" fo:padding="0in" fo:border="none"/>
      <style:text-properties fo:font-variant="normal" fo:text-transform="none" fo:color="#cc9933" style:font-name="monospace" fo:letter-spacing="normal" fo:font-style="normal" fo:font-weight="bold"/>
    </style:style>
    <style:style style:name="P4" style:family="paragraph" style:parent-style-name="Preformatted_20_Text">
      <style:paragraph-properties style:line-height-at-least="0.1339in" fo:text-align="start" style:justify-single-word="false" fo:orphans="2" fo:widows="2" fo:padding="0in" fo:border="none"/>
      <style:text-properties fo:font-variant="normal" fo:text-transform="none" fo:color="#000000" style:font-name="monospace" fo:letter-spacing="normal" fo:font-style="normal" fo:font-weight="normal"/>
    </style:style>
    <style:style style:name="P5" style:family="paragraph" style:parent-style-name="Preformatted_20_Text">
      <style:paragraph-properties fo:text-align="start" style:justify-single-word="false" fo:orphans="2" fo:widows="2" fo:padding="0in" fo:border="none"/>
      <style:text-properties fo:font-variant="normal" fo:text-transform="none" fo:color="#000000" style:font-name="monospace" fo:letter-spacing="normal" fo:font-style="normal" fo:font-weight="normal"/>
    </style:style>
    <style:style style:name="P6" style:family="paragraph" style:parent-style-name="Preformatted_20_Text">
      <style:paragraph-properties style:line-height-at-least="0.1339in" fo:text-align="start" style:justify-single-word="false" fo:orphans="2" fo:widows="2" fo:padding="0in" fo:border="none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text-align="start" style:justify-single-word="false" fo:orphans="2" fo:widows="2" fo:padding="0in" fo:border="none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style:line-height-at-least="0.1339in" fo:text-align="start" style:justify-single-word="false" fo:orphans="2" fo:widows="2" fo:padding="0in" fo:border="none"/>
      <style:text-properties fo:font-variant="normal" fo:text-transform="none" fo:color="#669933" style:font-name="monospace" fo:letter-spacing="normal" fo:font-style="italic" fo:font-weight="normal"/>
    </style:style>
    <style:style style:name="P9" style:family="paragraph" style:parent-style-name="Preformatted_20_Text">
      <style:paragraph-properties fo:text-align="start" style:justify-single-word="false" fo:orphans="2" fo:widows="2" fo:padding="0in" fo:border="none"/>
    </style:style>
    <style:style style:name="T1" style:family="text">
      <style:text-properties fo:color="#00aaaa"/>
    </style:style>
    <style:style style:name="T2" style:family="text">
      <style:text-properties fo:color="#00aaaa" style:font-name="monospace" fo:font-style="normal" fo:font-weight="normal"/>
    </style:style>
    <style:style style:name="T3" style:family="text">
      <style:text-properties fo:color="#0033cc" fo:font-weight="bold"/>
    </style:style>
    <style:style style:name="T4" style:family="text">
      <style:text-properties fo:color="#0033cc" style:font-name="monospace" fo:font-style="normal" fo:font-weight="bold"/>
    </style:style>
    <style:style style:name="T5" style:family="text">
      <style:text-properties style:font-name="monospace" fo:font-style="normal" fo:font-weight="normal"/>
    </style:style>
    <style:style style:name="T6" style:family="text">
      <style:text-properties fo:color="#669933" style:font-name="monospace" fo:font-style="italic" fo:font-weight="normal"/>
    </style:style>
    <style:style style:name="T7" style:family="text">
      <style:text-properties fo:color="#cc9933" fo:font-weight="bold"/>
    </style:style>
    <style:style style:name="T8" style:family="text">
      <style:text-properties fo:color="#cc9933" style:font-name="monospace" fo:font-style="normal" fo:font-weight="bold"/>
    </style:style>
    <style:style style:name="T9" style:family="text">
      <style:text-properties fo:color="#3366ff" style:font-name="monospace" fo:font-style="normal" fo:font-weight="normal"/>
    </style:style>
    <style:style style:name="T10" style:family="text">
      <style:text-properties fo:font-variant="normal" fo:text-transform="none" fo:color="#0033cc" style:font-name="monospace" fo:letter-spacing="normal" fo:font-style="normal" fo:font-weight="bold"/>
    </style:style>
    <style:style style:name="T11" style:family="text">
      <style:text-properties fo:font-variant="normal" fo:text-transform="none" fo:color="#000000" style:font-name="monospace" fo:letter-spacing="normal" fo:font-style="normal" fo:font-weight="normal"/>
    </style:style>
    <style:style style:name="T12" style:family="text">
      <style:text-properties fo:font-variant="normal" fo:text-transform="none" fo:color="#cc9933" style:font-name="monospace" fo:letter-spacing="normal" fo:font-style="normal" fo:font-weight="bold"/>
    </style:style>
    <style:style style:name="T13" style:family="text">
      <style:text-properties officeooo:rsid="000e7e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-*- coding: utf-8 -*-</text:p>
      <text:p text:style-name="P3">'''</text:p>
      <text:p text:style-name="P3"># Info</text:p>
      <text:p text:style-name="P3">Title <text:s text:c="6"/>: Integration With Monte Carlo Method</text:p>
      <text:p text:style-name="P3">Version <text:s text:c="4"/>: 1.0</text:p>
      <text:p text:style-name="P3">Developer <text:s text:c="2"/>: Furkan TOKAC <text:span text:style-name="T13">e2016145</text:span></text:p>
      <text:p text:style-name="P3">Interpreter : Python 3.5.2</text:p>
      <text:p text:style-name="P3">License <text:s text:c="4"/>: GNU General Public License v3.0</text:p>
      <text:p text:style-name="P3">Indent <text:s text:c="5"/>: 4 spaces</text:p>
      <text:p text:style-name="P9"/>
      <text:p text:style-name="P3"># Problem</text:p>
      <text:p text:style-name="P3">- Last 4 digits of my id <text:s text:c="3"/>: 6145.</text:p>
      <text:p text:style-name="P3">- Take the remaining <text:s text:c="7"/>: 6145 % 17 = 8</text:p>
      <text:p text:style-name="P3">- So my problem is <text:s text:c="9"/>: integrate 0 to 2 (x^2 + 5) dx</text:p>
      <text:p text:style-name="P3">- Its exact value is <text:s text:c="7"/>: 12.667</text:p>
      <text:p text:style-name="P9"/>
      <text:p text:style-name="P3"># Explanation</text:p>
      <text:p text:style-name="P3">- We create x values according to given range.</text:p>
      <text:p text:style-name="P3">- By passing x values to the integral function, we create y values.</text:p>
      <text:p text:style-name="P3">- We find correcponding area by using xmin, xmax, ymin, ymax values.</text:p>
      <text:p text:style-name="P3">- Its time to use Monte Carlo method. We generate a random point by a given x range and y range.</text:p>
      <text:p text:style-name="P3">- We check if the random point is over the integration function line or under the integration function line.</text:p>
      <text:p text:style-name="P3">- We repeat that process for some time. After all, we'll have a proportion. We multiply that proportion by the area.</text:p>
      <text:p text:style-name="P3">'''</text:p>
      <text:p text:style-name="P9"/>
      <text:p text:style-name="P4">import <text:span text:style-name="T1">numpy</text:span> as <text:span text:style-name="T1">np</text:span></text:p>
      <text:p text:style-name="P9"/>
      <text:p text:style-name="P9"/>
      <text:p text:style-name="P8"># This class stores basic Integral data to be used in Integration process</text:p>
      <text:p text:style-name="P4"><text:span text:style-name="T3">class</text:span> Integral:</text:p>
      <text:p text:style-name="P6"><text:s text:c="4"/><text:span text:style-name="T4">def</text:span><text:span text:style-name="T5"> __init__(</text:span><text:span text:style-name="T2">self</text:span><text:span text:style-name="T5">, xmin=0.0, xmax=2.0, num_of_steps=100):</text:span></text:p>
      <text:p text:style-name="P6"><text:s text:c="8"/><text:span text:style-name="T6"># n number x will be produced between xmin and xmax</text:span></text:p>
      <text:p text:style-name="P6"><text:s text:c="8"/><text:span text:style-name="T2">self</text:span><text:span text:style-name="T5">.n = num_of_steps</text:span></text:p>
      <text:p text:style-name="P9"/>
      <text:p text:style-name="P6"><text:s text:c="8"/><text:span text:style-name="T2">self</text:span><text:span text:style-name="T5">.xmin = xmin</text:span></text:p>
      <text:p text:style-name="P6"><text:s text:c="8"/><text:span text:style-name="T2">self</text:span><text:span text:style-name="T5">.xmax = xmax</text:span></text:p>
      <text:p text:style-name="P9"/>
      <text:p text:style-name="P6"><text:s text:c="8"/><text:span text:style-name="T6"># Get the n number between xmin and xmax as list</text:span></text:p>
      <text:p text:style-name="P6"><text:s text:c="8"/><text:span text:style-name="T2">self</text:span><text:span text:style-name="T5">.xspace = </text:span><text:span text:style-name="T2">self</text:span><text:span text:style-name="T5">.get_xspace()</text:span></text:p>
      <text:p text:style-name="P9"/>
      <text:p text:style-name="P6"><text:s text:c="8"/><text:span text:style-name="T6"># According to xspace, produce yspace</text:span></text:p>
      <text:p text:style-name="P6"><text:s text:c="8"/><text:span text:style-name="T2">self</text:span><text:span text:style-name="T5">.yspace = </text:span><text:span text:style-name="T2">self</text:span><text:span text:style-name="T5">.get_yspace()</text:span></text:p>
      <text:p text:style-name="P9"/>
      <text:p text:style-name="P6"><text:s text:c="8"/><text:span text:style-name="T2">self</text:span><text:span text:style-name="T5">.ymin = 0</text:span></text:p>
      <text:p text:style-name="P6"><text:s text:c="8"/><text:span text:style-name="T2">self</text:span><text:span text:style-name="T5">.ymax = </text:span><text:span text:style-name="T2">max</text:span><text:span text:style-name="T5">(</text:span><text:span text:style-name="T2">self</text:span><text:span text:style-name="T5">.yspace)</text:span></text:p>
      <text:p text:style-name="P9"/>
      <text:p text:style-name="P6"><text:s text:c="4"/><text:span text:style-name="T6"># Function of the integral. It can be changed.</text:span></text:p>
      <text:p text:style-name="P6"><text:s text:c="4"/><text:span text:style-name="T4">def</text:span><text:span text:style-name="T5"> f(</text:span><text:span text:style-name="T2">self</text:span><text:span text:style-name="T5">, x):</text:span></text:p>
      <text:p text:style-name="P6"><text:s text:c="8"/><text:span text:style-name="T4">return</text:span><text:span text:style-name="T5"> x ** 2 + 5.0</text:span></text:p>
      <text:p text:style-name="P9"/>
      <text:p text:style-name="P6"><text:s text:c="4"/><text:span text:style-name="T6"># Return n numbers between xmin and xmax</text:span></text:p>
      <text:p text:style-name="P6"><text:s text:c="4"/><text:span text:style-name="T4">def</text:span><text:span text:style-name="T5"> get_xspace(</text:span><text:span text:style-name="T2">self</text:span><text:span text:style-name="T5">):</text:span></text:p>
      <text:p text:style-name="P6"><text:s text:c="8"/><text:span text:style-name="T4">return</text:span><text:span text:style-name="T5"> np.linspace(</text:span><text:span text:style-name="T2">self</text:span><text:span text:style-name="T5">.xmin, </text:span><text:span text:style-name="T2">self</text:span><text:span text:style-name="T5">.xmax, </text:span><text:span text:style-name="T2">self</text:span><text:span text:style-name="T5">.n)</text:span></text:p>
      <text:p text:style-name="P9"/>
      <text:p text:style-name="P6"><text:s text:c="4"/><text:span text:style-name="T6"># According to xpsace, produce yspace by using f function.</text:span></text:p>
      <text:p text:style-name="P6"><text:s text:c="4"/><text:span text:style-name="T4">def</text:span><text:span text:style-name="T5"> get_yspace(</text:span><text:span text:style-name="T2">self</text:span><text:span text:style-name="T5">):</text:span></text:p>
      <text:p text:style-name="P6"><text:s text:c="8"/><text:span text:style-name="T4">return</text:span><text:span text:style-name="T5"> </text:span><text:span text:style-name="T2">self</text:span><text:span text:style-name="T5">.f(</text:span><text:span text:style-name="T2">self</text:span><text:span text:style-name="T5">.xspace)</text:span></text:p>
      <text:p text:style-name="P9"/>
      <text:p text:style-name="P8"><text:soft-page-break/># This class handles the ingtegration process for any given Integral</text:p>
      <text:p text:style-name="P4"><text:span text:style-name="T3">class</text:span> Integrate:</text:p>
      <text:p text:style-name="P6"><text:s text:c="4"/><text:span text:style-name="T4">def</text:span><text:span text:style-name="T5"> __init__(</text:span><text:span text:style-name="T2">self</text:span><text:span text:style-name="T5">, integral=Integral()):</text:span></text:p>
      <text:p text:style-name="P6"><text:s text:c="8"/><text:span text:style-name="T2">self</text:span><text:span text:style-name="T5">.i = integral</text:span></text:p>
      <text:p text:style-name="P9"/>
      <text:p text:style-name="P6"><text:s text:c="4"/><text:span text:style-name="T4">def</text:span><text:span text:style-name="T5"> apply_monte_carlo(</text:span><text:span text:style-name="T2">self</text:span><text:span text:style-name="T5">, num_of_points=100, plot=</text:span><text:span text:style-name="T2">True</text:span><text:span text:style-name="T5">):</text:span></text:p>
      <text:p text:style-name="P6"><text:s text:c="8"/><text:span text:style-name="T5">area = (</text:span><text:span text:style-name="T2">self</text:span><text:span text:style-name="T5">.i.xmax - </text:span><text:span text:style-name="T2">self</text:span><text:span text:style-name="T5">.i.xmin) * (</text:span><text:span text:style-name="T2">self</text:span><text:span text:style-name="T5">.i.ymax - </text:span><text:span text:style-name="T2">self</text:span><text:span text:style-name="T5">.i.ymin)</text:span></text:p>
      <text:p text:style-name="P6"><text:s text:c="8"/><text:span text:style-name="T5">unders = </text:span><text:span text:style-name="T2">dict</text:span><text:span text:style-name="T5">()</text:span></text:p>
      <text:p text:style-name="P9"/>
      <text:p text:style-name="P7"><text:s text:c="8"/><text:span text:style-name="T5">points = {</text:span></text:p>
      <text:p text:style-name="P6"><text:s text:c="12"/><text:span text:style-name="T8">"under"</text:span><text:span text:style-name="T5">: {</text:span></text:p>
      <text:p text:style-name="P6"><text:s text:c="16"/><text:span text:style-name="T8">"x"</text:span><text:span text:style-name="T5">: </text:span><text:span text:style-name="T2">list</text:span><text:span text:style-name="T5">(),</text:span></text:p>
      <text:p text:style-name="P6"><text:s text:c="16"/><text:span text:style-name="T8">"y"</text:span><text:span text:style-name="T5">: </text:span><text:span text:style-name="T2">list</text:span><text:span text:style-name="T5">()</text:span></text:p>
      <text:p text:style-name="P7"><text:s text:c="12"/><text:span text:style-name="T5">},</text:span></text:p>
      <text:p text:style-name="P6"><text:s text:c="12"/><text:span text:style-name="T8">"over"</text:span><text:span text:style-name="T5">: {</text:span></text:p>
      <text:p text:style-name="P6"><text:s text:c="16"/><text:span text:style-name="T8">"x"</text:span><text:span text:style-name="T5">: </text:span><text:span text:style-name="T2">list</text:span><text:span text:style-name="T5">(),</text:span></text:p>
      <text:p text:style-name="P6"><text:s text:c="16"/><text:span text:style-name="T8">"y"</text:span><text:span text:style-name="T5">: </text:span><text:span text:style-name="T2">list</text:span><text:span text:style-name="T5">()</text:span></text:p>
      <text:p text:style-name="P7"><text:s text:c="12"/><text:span text:style-name="T5">}}</text:span></text:p>
      <text:p text:style-name="P9"/>
      <text:p text:style-name="P6"><text:s text:c="8"/><text:span text:style-name="T5">mean = </text:span><text:span text:style-name="T2">list</text:span><text:span text:style-name="T5">()</text:span></text:p>
      <text:p text:style-name="P9"/>
      <text:p text:style-name="P6"><text:s text:c="8"/><text:span text:style-name="T4">for</text:span><text:span text:style-name="T5"> _ </text:span><text:span text:style-name="T9">in</text:span><text:span text:style-name="T5"> </text:span><text:span text:style-name="T2">range</text:span><text:span text:style-name="T5">(num_of_points):</text:span></text:p>
      <text:p text:style-name="P6"><text:s text:c="12"/><text:span text:style-name="T6"># Generate uniform random x point between xmin and xmax</text:span></text:p>
      <text:p text:style-name="P6"><text:s text:c="12"/><text:span text:style-name="T5">x = np.random.uniform(</text:span><text:span text:style-name="T2">self</text:span><text:span text:style-name="T5">.i.xmin, </text:span><text:span text:style-name="T2">self</text:span><text:span text:style-name="T5">.i.xmax)</text:span></text:p>
      <text:p text:style-name="P6"><text:s text:c="12"/><text:span text:style-name="T6"># Generate uniform random y point between ymin and ymax</text:span></text:p>
      <text:p text:style-name="P6"><text:s text:c="12"/><text:span text:style-name="T5">y = np.random.uniform(</text:span><text:span text:style-name="T2">self</text:span><text:span text:style-name="T5">.i.ymin, </text:span><text:span text:style-name="T2">self</text:span><text:span text:style-name="T5">.i.ymax)</text:span></text:p>
      <text:p text:style-name="P9"/>
      <text:p text:style-name="P6"><text:s text:c="12"/><text:span text:style-name="T6"># At this point, I have x and y inside the area that I'm interested</text:span></text:p>
      <text:p text:style-name="P9"/>
      <text:p text:style-name="P6"><text:s text:c="12"/><text:span text:style-name="T6"># Check if the point is over the x axis of the function f</text:span></text:p>
      <text:p text:style-name="P6"><text:s text:c="12"/><text:span text:style-name="T4">if</text:span><text:span text:style-name="T5"> y &gt; </text:span><text:span text:style-name="T2">self</text:span><text:span text:style-name="T5">.i.f(x):</text:span></text:p>
      <text:p text:style-name="P6"><text:s text:c="16"/><text:span text:style-name="T5">points[</text:span><text:span text:style-name="T8">"over"</text:span><text:span text:style-name="T5">][</text:span><text:span text:style-name="T8">"x"</text:span><text:span text:style-name="T5">].append(x)</text:span></text:p>
      <text:p text:style-name="P6"><text:s text:c="16"/><text:span text:style-name="T5">points[</text:span><text:span text:style-name="T8">"over"</text:span><text:span text:style-name="T5">][</text:span><text:span text:style-name="T8">"y"</text:span><text:span text:style-name="T5">].append(y)</text:span></text:p>
      <text:p text:style-name="P6"><text:s text:c="12"/><text:span text:style-name="T4">else</text:span><text:span text:style-name="T5">:</text:span></text:p>
      <text:p text:style-name="P6"><text:s text:c="16"/><text:span text:style-name="T5">points[</text:span><text:span text:style-name="T8">"under"</text:span><text:span text:style-name="T5">][</text:span><text:span text:style-name="T8">"x"</text:span><text:span text:style-name="T5">].append(x)</text:span></text:p>
      <text:p text:style-name="P6"><text:s text:c="16"/><text:span text:style-name="T5">points[</text:span><text:span text:style-name="T8">"under"</text:span><text:span text:style-name="T5">][</text:span><text:span text:style-name="T8">"y"</text:span><text:span text:style-name="T5">].append(y)</text:span></text:p>
      <text:p text:style-name="P9"/>
      <text:p text:style-name="P6"><text:s text:c="8"/><text:span text:style-name="T4">if</text:span><text:span text:style-name="T5"> plot:</text:span></text:p>
      <text:p text:style-name="P6"><text:s text:c="12"/><text:span text:style-name="T2">self</text:span><text:span text:style-name="T5">.plot_monte_carlo(points[</text:span><text:span text:style-name="T8">"over"</text:span><text:span text:style-name="T5">], points[</text:span><text:span text:style-name="T8">"under"</text:span><text:span text:style-name="T5">])</text:span></text:p>
      <text:p text:style-name="P9"/>
      <text:p text:style-name="P6"><text:s text:c="8"/><text:span text:style-name="T5">mean = </text:span><text:span text:style-name="T2">len</text:span><text:span text:style-name="T5">(points[</text:span><text:span text:style-name="T8">"over"</text:span><text:span text:style-name="T5">][</text:span><text:span text:style-name="T8">"x"</text:span><text:span text:style-name="T5">]) * [0] + </text:span><text:span text:style-name="T2">len</text:span><text:span text:style-name="T5">(points[</text:span><text:span text:style-name="T8">"under"</text:span><text:span text:style-name="T5">][</text:span><text:span text:style-name="T8">"x"</text:span><text:span text:style-name="T5">]) * [1]</text:span></text:p>
      <text:p text:style-name="P9"/>
      <text:p text:style-name="P6"><text:s text:c="8"/><text:span text:style-name="T6"># At last, multiply area with the proportion</text:span></text:p>
      <text:p text:style-name="P6"><text:s text:c="8"/><text:span text:style-name="T4">return</text:span><text:span text:style-name="T5"> area * np.mean(mean)</text:span></text:p>
      <text:p text:style-name="P9"/>
      <text:p text:style-name="P6"><text:s text:c="4"/><text:span text:style-name="T4">def</text:span><text:span text:style-name="T5"> plot_monte_carlo(</text:span><text:span text:style-name="T2">self</text:span><text:span text:style-name="T5">, overs, unders):</text:span></text:p>
      <text:p text:style-name="P6"><text:s text:c="8"/><text:span text:style-name="T5">import </text:span><text:span text:style-name="T2">matplotlib.pyplot</text:span><text:span text:style-name="T5"> as </text:span><text:span text:style-name="T2">plotter</text:span></text:p>
      <text:p text:style-name="P6"><text:s text:c="8"/><text:span text:style-name="T5">plotter.plot(</text:span><text:span text:style-name="T2">self</text:span><text:span text:style-name="T5">.i.xspace, </text:span><text:span text:style-name="T2">self</text:span><text:span text:style-name="T5">.i.f(</text:span><text:span text:style-name="T2">self</text:span><text:span text:style-name="T5">.i.xspace))</text:span></text:p>
      <text:p text:style-name="P6"><text:s text:c="8"/><text:span text:style-name="T5">plotter.scatter(overs[</text:span><text:span text:style-name="T8">"x"</text:span><text:span text:style-name="T5">], overs[</text:span><text:span text:style-name="T8">"y"</text:span><text:span text:style-name="T5">], color=</text:span><text:span text:style-name="T8">'red'</text:span><text:span text:style-name="T5">)</text:span></text:p>
      <text:p text:style-name="P6"><text:s text:c="8"/><text:span text:style-name="T5">plotter.scatter(unders[</text:span><text:span text:style-name="T8">"x"</text:span><text:span text:style-name="T5">], unders[</text:span><text:span text:style-name="T8">"y"</text:span><text:span text:style-name="T5">], color=</text:span><text:span text:style-name="T8">'blue'</text:span><text:span text:style-name="T5">)</text:span></text:p>
      <text:p text:style-name="P7"><text:s text:c="8"/><text:span text:style-name="T5">plotter.show()</text:span></text:p>
      <text:p text:style-name="P9"/>
      <text:p text:style-name="P6"><text:s text:c="4"/><text:span text:style-name="T4">def</text:span><text:span text:style-name="T5"> replace_integral(</text:span><text:span text:style-name="T2">self</text:span><text:span text:style-name="T5">, new_integral):</text:span></text:p>
      <text:p text:style-name="P6"><text:s text:c="8"/><text:span text:style-name="T2">self</text:span><text:span text:style-name="T5">.i = new_integral</text:span></text:p>
      <text:p text:style-name="P9"/>
      <text:p text:style-name="P9"/>
      <text:p text:style-name="P4">my_integral = Integral(xmin=0.0, xmax=2.0, num_of_steps=100)</text:p>
      <text:p text:style-name="P5">integrate = Integrate(integral=my_integral)</text:p>
      <text:p text:style-name="P4">result = integrate.apply_monte_carlo(num_of_points=100, plot=<text:span text:style-name="T1">True</text:span>)</text:p>
      <text:p text:style-name="P2"><text:span text:style-name="T10">print</text:span><text:span text:style-name="T11">(</text:span><text:span text:style-name="T12">"Result of the integration :"</text:span><text:span text:style-name="T11">, resul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3:41:43.118704434</meta:creation-date>
    <dc:date>2018-04-18T13:43:15.622618975</dc:date>
    <meta:editing-duration>PT1M32S</meta:editing-duration>
    <meta:editing-cycles>1</meta:editing-cycles>
    <meta:document-statistic meta:table-count="0" meta:image-count="0" meta:object-count="0" meta:page-count="2" meta:paragraph-count="92" meta:word-count="488" meta:character-count="3833" meta:non-whitespace-character-count="2830"/>
    <meta:generator>LibreOffice/6.0.3.2$Linux_X86_64 LibreOffice_project/00m0$Build-2</meta:generator>
  </office:meta>
</office:document-meta>
</file>